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6623" officeooo:paragraph-rsid="00136623" style:font-weight-asian="bold" style:font-weight-complex="bold"/>
    </style:style>
    <style:style style:name="P2" style:family="paragraph" style:parent-style-name="Standard" style:list-style-name="L1">
      <style:text-properties officeooo:rsid="00136623" officeooo:paragraph-rsid="00136623"/>
    </style:style>
    <style:style style:name="P3" style:family="paragraph" style:parent-style-name="Standard" style:list-style-name="L1">
      <style:text-properties fo:font-weight="bold" officeooo:rsid="00136623" officeooo:paragraph-rsid="00136623" style:font-weight-asian="bold" style:font-weight-complex="bold"/>
    </style:style>
    <style:style style:name="P4" style:family="paragraph" style:parent-style-name="Standard">
      <style:text-properties fo:font-weight="bold" officeooo:rsid="00136623" officeooo:paragraph-rsid="00136623" style:font-weight-asian="bold" style:font-weight-complex="bold"/>
    </style:style>
    <style:style style:name="P5" style:family="paragraph" style:parent-style-name="Standard" style:list-style-name="L2">
      <style:text-properties fo:font-weight="bold" officeooo:rsid="00136623" officeooo:paragraph-rsid="0013662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6623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Thesis Max Waterhout progress</text:p>
      <text:p text:style-name="P1"/>
      <text:p text:style-name="P1">May 8 2023</text:p>
      <text:p text:style-name="P1">Begin</text:p>
      <text:p text:style-name="P1"/>
      <text:p text:style-name="P1"/>
      <text:p text:style-name="P1">june 14 2023</text:p>
      <text:p text:style-name="P1"/>
      <text:p text:style-name="P1">What I have done </text:p>
      <text:list xml:id="list2212061958" text:style-name="L1">
        <text:list-item>
          <text:p text:style-name="P3">adapt some original code so the model does learn (loss goes down)</text:p>
        </text:list-item>
        <text:list-item>
          <text:p text:style-name="P3">Check if model does learn on 30 images and let it run for an hour and check results</text:p>
        </text:list-item>
        <text:list-item>
          <text:p text:style-name="P3">Create 5000 images </text:p>
        </text:list-item>
        <text:list-item>
          <text:p text:style-name="P2"><text:span text:style-name="T2">F</text:span><text:span text:style-name="T1">inished my colloquia </text:span></text:p>
        </text:list-item>
      </text:list>
      <text:p text:style-name="P1"/>
      <text:p text:style-name="P1">What I am going to do</text:p>
      <text:list xml:id="list3697112159" text:style-name="L2">
        <text:list-item>
          <text:p text:style-name="P5">Establish ssh connection </text:p>
        </text:list-item>
        <text:list-item>
          <text:p text:style-name="P5">Download all extensions (github repo, cuda, conda?) <text:s/>or could this be done in other way like docker???</text:p>
        </text:list-item>
        <text:list-item>
          <text:p text:style-name="P5">In the times between (like training) I want to revise my literature review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4T10:00:36.007294372</meta:creation-date>
    <dc:date>2023-06-14T10:10:29.848845435</dc:date>
    <meta:editing-duration>PT9M54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97" meta:character-count="498" meta:non-whitespace-character-count="416"/>
  </office:meta>
</office:document-meta>
</file>